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LIGAZÓN</text:p>
          </table:table-cell>
        </table:table-row>
        <table:table-row table:style-name="ro1">
          <table:table-cell office:value-type="string" calcext:value-type="string">
            <text:p>Raspberry Pi 400</text:p>
          </table:table-cell>
          <table:table-cell office:value-type="string" calcext:value-type="string">
            <text:p><text:a xlink:href="https://www.amazon.es/Raspberry-Modelo-Cortex-A72-1-50GHz-Bluetooth/dp/B0CJ4XHZ4G/ref=sr_1_1_sspa?__mk_es_ES=ÅMÅŽÕÑ&amp;crid=1ULLTESRMC617&amp;dib=eyJ2IjoiMSJ9.IuNOKPIcoES4JZ8NOOeJ3NvhxhLPrQZmPMIEysE54WLj5cQ2CnZJ1TAR6has95-AHFMW7XjF5a8dWOHW4EZAvyeo4Xmtk6Fj0GjRgRhkPH-CoSiecRMqz5JCvcJYbfxNBUeMcaBYaR4fvd-0LFk28x6XO9G-oh_ay71IYRZ30qCjTwVHNkeJuXPkngLjwSkVsWE_iITAWRC6cIFU8gZqq31Q4lbscOQ23GR6QoTpbLIRNcPENAP_UDTVhT7wvZKAKvZyU0HPGAUgJBwNy9faqk_DoWIi_6fz5R2k-ok3wSk.AoL3tDrEU7ozJNRz026VRx7qtsVU4u6_9jqdXcws9F0&amp;dib_tag=se&amp;keywords=raspberry+pi+4&amp;qid=1716896397&amp;s=computers&amp;sprefix=raspberry+pi+4%2Ccomputers%2C98&amp;sr=1-1-spons&amp;sp_csd=d2lkZ2V0TmFtZT1zcF9hdGY&amp;psc=1" xlink:type="simple">https://www.amazon.es/Raspberry-Modelo-Cortex-A72-1-50GHz-Bluetooth/dp/B0CJ4XHZ4G/ref=sr_1_1_sspa?__mk_es_ES=%C3%85M%C3%85%C5%BD%C3%95%C3%91&amp;crid=1ULLTESRMC617&amp;dib=eyJ2IjoiMSJ9.IuNOKPIcoES4JZ8NOOeJ3NvhxhLPrQZmPMIEysE54WLj5cQ2CnZJ1TAR6has95-AHFMW7XjF5a8dWOHW4EZAvyeo4Xmtk6Fj0GjRgRhkPH-CoSiecRMqz5JCvcJYbfxNBUeMcaBYaR4fvd-0LFk28x6XO9G-oh_ay71IYRZ30qCjTwVHNkeJuXPkngLjwSkVsWE_iITAWRC6cIFU8gZqq31Q4lbscOQ23GR6QoTpbLIRNcPENAP_UDTVhT7wvZKAKvZyU0HPGAUgJBwNy9faqk_DoWIi_6fz5R2k-ok3wSk.AoL3tDrEU7ozJNRz026VRx7qtsVU4u6_9jqdXcws9F0&amp;dib_tag=se&amp;keywords=raspberry+pi+4&amp;qid=1716896397&amp;s=computers&amp;sprefix=raspberry+pi+4%2Ccomputers%2C98&amp;sr=1-1-spons&amp;sp_csd=d2lkZ2V0TmFtZT1zcF9hdGY&amp;psc=1</text:a>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string" calcext:value-type="string">
            <text:p><text:a xlink:href="https://www.amazon.es/KEYESTUDIO-Desarrollo-Compatible-Bluetooth-Arduino/dp/B0BHZ8H6LM/ref=sr_1_1?__mk_es_ES=ÅMÅŽÕÑ&amp;crid=1MCGB7IZI63UL&amp;keywords=keyestudio+esp32+wrover&amp;qid=1682315390&amp;sprefix=keyestudio+esp32+wrover%2Caps%2C92&amp;sr=8-1" xlink:type="simple">https://www.amazon.es/KEYESTUDIO-Desarrollo-Compatible-Bluetooth-Arduino/dp/B0BHZ8H6LM/ref=sr_1_1?__mk_es_ES=%C3%85M%C3%85%C5%BD%C3%95%C3%91&amp;crid=1MCGB7IZI63UL&amp;keywords=keyestudio+esp32+wrover&amp;qid=1682315390&amp;sprefix=keyestudio+esp32+wrover%2Caps%2C92&amp;sr=8-1</text:a></text:p>
          </table:table-cell>
        </table:table-row>
        <table:table-row table:style-name="ro1">
          <table:table-cell office:value-type="string" calcext:value-type="string">
            <text:p>DHT11</text:p>
          </table:table-cell>
          <table:table-cell office:value-type="string" calcext:value-type="string">
            <text:p><text:a xlink:href="https://www.amazon.es/AZDelivery-KY-015-Módulo-temperatura-incluido/dp/B089W8DB5P/ref=sr_1_1_sspa?__mk_es_ES=ÅMÅŽÕÑ&amp;crid=3LP2MG7IXVATF&amp;keywords=dht11&amp;qid=1682315691&amp;sprefix=dht11%2Caps%2C107&amp;sr=8-1-spons&amp;sp_csd=d2lkZ2V0TmFtZT1zcF9hdGY&amp;psc=1&amp;smid=A1X7QLRQH87QA3" xlink:type="simple">https://www.amazon.es/AZDelivery-KY-015-M%C3%B3dulo-temperatura-incluido/dp/B089W8DB5P/ref=sr_1_1_sspa?__mk_es_ES=%C3%85M%C3%85%C5%BD%C3%95%C3%91&amp;crid=3LP2MG7IXVATF&amp;keywords=dht11&amp;qid=1682315691&amp;sprefix=dht11%2Caps%2C107&amp;sr=8-1-spons&amp;sp_csd=d2lkZ2V0TmFtZT1zcF9hdGY&amp;psc=1&amp;smid=A1X7QLRQH87QA3</text:a></text:p>
          </table:table-cell>
        </table:table-row>
        <table:table-row table:style-name="ro1">
          <table:table-cell office:value-type="string" calcext:value-type="string">
            <text:p>Sensor de luz</text:p>
          </table:table-cell>
          <table:table-cell office:value-type="string" calcext:value-type="string">
            <text:p><text:a xlink:href="https://www.amazon.es/Módulo-Fotosensible-detección-Fotorresistencia-Arduino/dp/B00VUQ6CU0/ref=sr_1_18?__mk_es_ES=ÅMÅŽÕÑ&amp;crid=22WX5P64TV9KI&amp;keywords=sensor+luz+arduino&amp;qid=1682315731&amp;sprefix=sensor+luz+arduino%2Caps%2C116&amp;sr=8-18" xlink:type="simple">https://www.amazon.es/M%C3%B3dulo-Fotosensible-detecci%C3%B3n-Fotorresistencia-Arduino/dp/B00VUQ6CU0/ref=sr_1_18?__mk_es_ES=%C3%85M%C3%85%C5%BD%C3%95%C3%91&amp;crid=22WX5P64TV9KI&amp;keywords=sensor+luz+arduino&amp;qid=1682315731&amp;sprefix=sensor+luz+arduino%2Caps%2C116&amp;sr=8-18</text:a></text:p>
          </table:table-cell>
        </table:table-row>
        <table:table-row table:style-name="ro1">
          <table:table-cell office:value-type="string" calcext:value-type="string">
            <text:p>Sensor PIR</text:p>
          </table:table-cell>
          <table:table-cell office:value-type="string" calcext:value-type="string">
            <text:p><text:a xlink:href="https://www.amazon.es/AZDelivery-ultrasónico-hc-SR04-telémetro-Raspberry/dp/B07V6BY66P/ref=sr_1_1_sspa?dib=eyJ2IjoiMSJ9.OVOMUkHRuXg_JM8v5-QgpdxREQSODBf2o3JfkZdukGG9NRyzqcWbji3SLNMAyr56VVCmAP-jbhCpDGYayuiiceH5-hrwUpF-ha9dEpukQ0UgDdISSJ_ZMRAjh5uKUhNe4A_HRhf_WHRcJQjdvMt2pcZNoPLq50xx9QVibNmK2uH34ITyZT2d3xtHU91TpWCruq07Us4dSj-SZk6_8948bYZeK6o9LREvyTMgVmb-avHj2GuP4tD2nvR97RyLLejZtMHm9X7xRxjw1Qi6w1Oj4EUhbx4vq5VnzKRzAxQMRp4.gR-8BSsgexgv7D45Rym8K0cUS3w2tCTRI3t86WOf3gk&amp;dib_tag=se&amp;keywords=sensor+pir+arduino&amp;qid=1716896456&amp;sr=8-1-spons&amp;sp_csd=d2lkZ2V0TmFtZT1zcF9hdGY&amp;psc=1" xlink:type="simple">https://www.amazon.es/AZDelivery-ultras%C3%B3nico-hc-SR04-tel%C3%A9metro-Raspberry/dp/B07V6BY66P/ref=sr_1_1_sspa?dib=eyJ2IjoiMSJ9.OVOMUkHRuXg_JM8v5-QgpdxREQSODBf2o3JfkZdukGG9NRyzqcWbji3SLNMAyr56VVCmAP-jbhCpDGYayuiiceH5-hrwUpF-ha9dEpukQ0UgDdISSJ_ZMRAjh5uKUhNe4A_HRhf_WHRcJQjdvMt2pcZNoPLq50xx9QVibNmK2uH34ITyZT2d3xtHU91TpWCruq07Us4dSj-SZk6_8948bYZeK6o9LREvyTMgVmb-avHj2GuP4tD2nvR97RyLLejZtMHm9X7xRxjw1Qi6w1Oj4EUhbx4vq5VnzKRzAxQMRp4.gR-8BSsgexgv7D45Rym8K0cUS3w2tCTRI3t86WOf3gk&amp;dib_tag=se&amp;keywords=sensor+pir+arduino&amp;qid=1716896456&amp;sr=8-1-spons&amp;sp_csd=d2lkZ2V0TmFtZT1zcF9hdGY&amp;psc=1</text:a></text:p>
          </table:table-cell>
        </table:table-row>
        <table:table-row table:style-name="ro1">
          <table:table-cell office:value-type="string" calcext:value-type="string">
            <text:p>Botón</text:p>
          </table:table-cell>
          <table:table-cell office:value-type="string" calcext:value-type="string">
            <text:p><text:a xlink:href="https://www.amazon.es/AZDelivery-pulsador-Módulo-Interruptor-Arduino/dp/B07DPSMRJ6/ref=sr_1_1_sspa?__mk_es_ES=ÅMÅŽÕÑ&amp;crid=225NSS0WSYIRY&amp;dib=eyJ2IjoiMSJ9.He5ruMnKMhlCfkKPsttwuRs8nZLJ93Gcpt3jmhnJY6xwgp2UmxSBCEXA8teLyY4Ll5sNWOY7vXaOjZi9_2I5qsnC9JsUiVFg8aUtwTJTT2oOd6k0jI_Ntt-3O8Qa6EEPaQyfRpZ_lsR6bNuJoykqrsT9RK-bvF9OTk0oNgnBfD2_dMKqmkuTmoSoJ33fFsYUlJcLXVXnMd0DCSYJFxaGPNxRfJpO0izDqk_hk4NCPb4dysVTfJys63fg2pClVpPaX8pU3FVIEqSL9OTZ74tbuq8LM-wj-v9rvpozsib_Etw.HRIbzXn2brT2ytlACpwg954mgGfgvcMDCe5dGYfofVk&amp;dib_tag=se&amp;keywords=boton%2Barduino&amp;qid=1716896509&amp;sprefix=boton%2Barduino%2Caps%2C134&amp;sr=8-1-spons&amp;sp_csd=d2lkZ2V0TmFtZT1zcF9hdGY&amp;th=1" xlink:type="simple">https://www.amazon.es/AZDelivery-pulsador-M%C3%B3dulo-Interruptor-Arduino/dp/B07DPSMRJ6/ref=sr_1_1_sspa?__mk_es_ES=%C3%85M%C3%85%C5%BD%C3%95%C3%91&amp;crid=225NSS0WSYIRY&amp;dib=eyJ2IjoiMSJ9.He5ruMnKMhlCfkKPsttwuRs8nZLJ93Gcpt3jmhnJY6xwgp2UmxSBCEXA8teLyY4Ll5sNWOY7vXaOjZi9_2I5qsnC9JsUiVFg8aUtwTJTT2oOd6k0jI_Ntt-3O8Qa6EEPaQyfRpZ_lsR6bNuJoykqrsT9RK-bvF9OTk0oNgnBfD2_dMKqmkuTmoSoJ33fFsYUlJcLXVXnMd0DCSYJFxaGPNxRfJpO0izDqk_hk4NCPb4dysVTfJys63fg2pClVpPaX8pU3FVIEqSL9OTZ74tbuq8LM-wj-v9rvpozsib_Etw.HRIbzXn2brT2ytlACpwg954mgGfgvcMDCe5dGYfofVk&amp;dib_tag=se&amp;keywords=boton%2Barduino&amp;qid=1716896509&amp;sprefix=boton%2Barduino%2Caps%2C134&amp;sr=8-1-spons&amp;sp_csd=d2lkZ2V0TmFtZT1zcF9hdGY&amp;th=1</text:a></text:p>
          </table:table-cell>
        </table:table-row>
        <table:table-row table:style-name="ro1">
          <table:table-cell office:value-type="string" calcext:value-type="string">
            <text:p>Relé</text:p>
          </table:table-cell>
          <table:table-cell office:value-type="string" calcext:value-type="string">
            <text:p><text:a xlink:href="https://www.amazon.es/ARCELI-KY-019-Módulo-Shield-arduino/dp/B07BVXT1ZK/ref=sr_1_5?__mk_es_ES=ÅMÅŽÕÑ&amp;crid=K2Y41VDAZUO0&amp;dib=eyJ2IjoiMSJ9.aLr9rUAXO6XYld128fwZUAIR4z8v1ll7Qka3B8bqKkVWdVXx0eSJMs05Nq9xBvkdAzbkUHzQZHAZSf_tJ-RLd2Fp-l6eRoAFVwEnDYn7NuAY72Oe7cNBHuGmR26uONZ7x6l31zZHl_IHSlEwNqui4OwzpIMF4VI54uD4NIF44fNEp1rPSv-dA7Gu9nHPhV1t98iDeHucK4RvqzQx6pQCzO0CDIF3ZyzaBxOqCnUyN9iipo5RSAOP6_YBDcU5wo5xFwLEb2KWyGOg_nG65yzLAz5xTL4KiIkjbOVoZQeztoQ.scmPjny6zcZmbvsGKMjmO7_bpfu4yg9JAASYkz7-wIU&amp;dib_tag=se&amp;keywords=rele+arduino&amp;qid=1716896568&amp;sprefix=rele+arduino%2Caps%2C113&amp;sr=8-5" xlink:type="simple">https://www.amazon.es/ARCELI-KY-019-M%C3%B3dulo-Shield-arduino/dp/B07BVXT1ZK/ref=sr_1_5?__mk_es_ES=%C3%85M%C3%85%C5%BD%C3%95%C3%91&amp;crid=K2Y41VDAZUO0&amp;dib=eyJ2IjoiMSJ9.aLr9rUAXO6XYld128fwZUAIR4z8v1ll7Qka3B8bqKkVWdVXx0eSJMs05Nq9xBvkdAzbkUHzQZHAZSf_tJ-RLd2Fp-l6eRoAFVwEnDYn7NuAY72Oe7cNBHuGmR26uONZ7x6l31zZHl_IHSlEwNqui4OwzpIMF4VI54uD4NIF44fNEp1rPSv-dA7Gu9nHPhV1t98iDeHucK4RvqzQx6pQCzO0CDIF3ZyzaBxOqCnUyN9iipo5RSAOP6_YBDcU5wo5xFwLEb2KWyGOg_nG65yzLAz5xTL4KiIkjbOVoZQeztoQ.scmPjny6zcZmbvsGKMjmO7_bpfu4yg9JAASYkz7-wIU&amp;dib_tag=se&amp;keywords=rele+arduino&amp;qid=1716896568&amp;sprefix=rele+arduino%2Caps%2C113&amp;sr=8-5</text:a></text:p>
          </table:table-cell>
        </table:table-row>
        <table:table-row table:style-name="ro1">
          <table:table-cell office:value-type="string" calcext:value-type="string">
            <text:p>Ventilador</text:p>
          </table:table-cell>
          <table:table-cell office:value-type="string" calcext:value-type="string">
            <text:p><text:a xlink:href="https://www.amazon.es/GeeekPi-ventiladores-refrigeraci-silenciosos-ventilador/dp/B0CL41RG93/ref=sr_1_8?__mk_es_ES=ÅMÅŽÕÑ&amp;crid=15PKYPZ2ATUNX&amp;dib=eyJ2IjoiMSJ9.wLP8TSBDPq-cmPMs4d9OIon_OB0hNGVCHG-2__7GbCpJD4wYXB9gvddETVGqZ9ZjFPum3eSQ8IAag8pz0uhIPVpFHXKaSDimw79QCkVcMJeK2EGKqBfyAAQkY9ymRZeLHAMIY1AJM-PCFgD52sG3HZcILEjkHjbDLXC5BzQBoBR7HeVzlaF0aEmbXp73ipeGYP3p6Y4t4fP8TVKT0slTbw4a9-f7N9lZpbY_8YJvSMkpJbCGth5x3Nz9McDQ1IlQsipbdPvXwCkIDfUpuAsnEGpQJzpHIPiRgXDrffZsLnM.IoAhz3moP6dUwewQCooZdgB23yBtvLVxq_kwi4r62vs&amp;dib_tag=se&amp;keywords=ventilador+5v+raspberry&amp;qid=1716896604&amp;sprefix=ventilador+5v+raspberry%2Caps%2C104&amp;sr=8-8" xlink:type="simple">https://www.amazon.es/GeeekPi-ventiladores-refrigeraci-silenciosos-ventilador/dp/B0CL41RG93/ref=sr_1_8?__mk_es_ES=%C3%85M%C3%85%C5%BD%C3%95%C3%91&amp;crid=15PKYPZ2ATUNX&amp;dib=eyJ2IjoiMSJ9.wLP8TSBDPq-cmPMs4d9OIon_OB0hNGVCHG-2__7GbCpJD4wYXB9gvddETVGqZ9ZjFPum3eSQ8IAag8pz0uhIPVpFHXKaSDimw79QCkVcMJeK2EGKqBfyAAQkY9ymRZeLHAMIY1AJM-PCFgD52sG3HZcILEjkHjbDLXC5BzQBoBR7HeVzlaF0aEmbXp73ipeGYP3p6Y4t4fP8TVKT0slTbw4a9-f7N9lZpbY_8YJvSMkpJbCGth5x3Nz9McDQ1IlQsipbdPvXwCkIDfUpuAsnEGpQJzpHIPiRgXDrffZsLnM.IoAhz3moP6dUwewQCooZdgB23yBtvLVxq_kwi4r62vs&amp;dib_tag=se&amp;keywords=ventilador+5v+raspberry&amp;qid=1716896604&amp;sprefix=ventilador+5v+raspberry%2Caps%2C104&amp;sr=8-8</text:a></text:p>
          </table:table-cell>
        </table:table-row>
        <table:table-row table:style-name="ro1">
          <table:table-cell office:value-type="string" calcext:value-type="string">
            <text:p>LED RGB</text:p>
          </table:table-cell>
          <table:table-cell office:value-type="string" calcext:value-type="string">
            <text:p><text:a xlink:href="https://www.amazon.es/BTF-LIGHTING-aleación-WS2812B-disipador-incorporado/dp/B088K8DVMQ/ref=sr_1_42?crid=PFSUIC77Z9BG&amp;keywords=led+rgb+ws2812b&amp;qid=1682316198&amp;sprefix=led+rgb+ws%2Caps%2C107&amp;sr=8-42" xlink:type="simple">https://www.amazon.es/BTF-LIGHTING-aleaci%C3%B3n-WS2812B-disipador-incorporado/dp/B088K8DVMQ/ref=sr_1_42?crid=PFSUIC77Z9BG&amp;keywords=led+rgb+ws2812b&amp;qid=1682316198&amp;sprefix=led+rgb+ws%2Caps%2C107&amp;sr=8-42</text:a>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<text:a xlink:href="https://www.amazon.es/Queta-Airplane-Helicopter-Control-Remoto/dp/B07MPPF5CS/ref=sr_1_1_sspa?__mk_es_ES=ÅMÅŽÕÑ&amp;crid=362Z9IFL9XFKX&amp;keywords=servo+9g&amp;qid=1682316238&amp;sprefix=servo+9g%2Caps%2C106&amp;sr=8-1-spons&amp;sp_csd=d2lkZ2V0TmFtZT1zcF9hdGY&amp;psc=1" xlink:type="simple">https://www.amazon.es/Queta-Airplane-Helicopter-Control-Remoto/dp/B07MPPF5CS/ref=sr_1_1_sspa?__mk_es_ES=%C3%85M%C3%85%C5%BD%C3%95%C3%91&amp;crid=362Z9IFL9XFKX&amp;keywords=servo+9g&amp;qid=1682316238&amp;sprefix=servo+9g%2Caps%2C106&amp;sr=8-1-spons&amp;sp_csd=d2lkZ2V0TmFtZT1zcF9hdGY&amp;psc=1</text:a></text:p>
          </table:table-cell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<text:a xlink:href="https://www.amazon.es/Módulo-zumbador-Keyestudio-ks-019-Arduino-Raspberry/dp/B077JZB12Z/ref=sr_1_1?__mk_es_ES=ÅMÅŽÕÑ&amp;crid=3BNC0I1HF03UE&amp;keywords=buzzer+pasivo+keyestudio&amp;qid=1682316305&amp;sprefix=buzzer+pasivo+keyestudio%2Caps%2C120&amp;sr=8-1" xlink:type="simple">https://www.amazon.es/M%C3%B3dulo-zumbador-Keyestudio-ks-019-Arduino-Raspberry/dp/B077JZB12Z/ref=sr_1_1?__mk_es_ES=%C3%85M%C3%85%C5%BD%C3%95%C3%91&amp;crid=3BNC0I1HF03UE&amp;keywords=buzzer+pasivo+keyestudio&amp;qid=1682316305&amp;sprefix=buzzer+pasivo+keyestudio%2Caps%2C120&amp;sr=8-1</text:a></text:p>
          </table:table-cell>
        </table:table-row>
        <table:table-row table:style-name="ro1">
          <table:table-cell office:value-type="string" calcext:value-type="string">
            <text:p>LCD 16x2</text:p>
          </table:table-cell>
          <table:table-cell office:value-type="string" calcext:value-type="string">
            <text:p><text:a xlink:href="https://www.amazon.es/Freenove-Display-Compatible-Arduino-Raspberry/dp/B0B76YGDV4/ref=sr_1_3_sspa?__mk_es_ES=ÅMÅŽÕÑ&amp;crid=3HLZI6W2SGQK6&amp;keywords=lcd+16x2&amp;qid=1682316367&amp;sprefix=lcd+16x2%2Caps%2C104&amp;sr=8-3-spons&amp;sp_csd=d2lkZ2V0TmFtZT1zcF9hdGY&amp;psc=1" xlink:type="simple">https://www.amazon.es/Freenove-Display-Compatible-Arduino-Raspberry/dp/B0B76YGDV4/ref=sr_1_3_sspa?__mk_es_ES=%C3%85M%C3%85%C5%BD%C3%95%C3%91&amp;crid=3HLZI6W2SGQK6&amp;keywords=lcd+16x2&amp;qid=1682316367&amp;sprefix=lcd+16x2%2Caps%2C104&amp;sr=8-3-spons&amp;sp_csd=d2lkZ2V0TmFtZT1zcF9hdGY&amp;psc=1</text:a></text:p>
          </table:table-cell>
        </table:table-row>
        <table:table-row table:style-name="ro1">
          <table:table-cell office:value-type="string" calcext:value-type="string">
            <text:p>Cables dupont M-F e F-F</text:p>
          </table:table-cell>
          <table:table-cell office:value-type="string" calcext:value-type="string">
            <text:p><text:a xlink:href="https://www.amazon.es/Macho-Hembra-Macho-Macho-Hembra-Hembra-Prototipo-Protoboard/dp/B01NGTXASZ/ref=sr_1_1_sspa?__mk_es_ES=ÅMÅŽÕÑ&amp;crid=3OEHZBO01KX01&amp;keywords=cable+arduino&amp;qid=1682316419&amp;sprefix=cable+arduino%2Caps%2C102&amp;sr=8-1-spons&amp;sp_csd=d2lkZ2V0TmFtZT1zcF9hdGY&amp;psc=1" xlink:type="simple">https://www.amazon.es/Macho-Hembra-Macho-Macho-Hembra-Hembra-Prototipo-Protoboard/dp/B01NGTXASZ/ref=sr_1_1_sspa?__mk_es_ES=%C3%85M%C3%85%C5%BD%C3%95%C3%91&amp;crid=3OEHZBO01KX01&amp;keywords=cable+arduino&amp;qid=1682316419&amp;sprefix=cable+arduino%2Caps%2C102&amp;sr=8-1-spons&amp;sp_csd=d2lkZ2V0TmFtZT1zcF9hdGY&amp;psc=1</text:a></text:p>
          </table:table-cell>
        </table:table-row>
        <table:table-row table:style-name="ro1">
          <table:table-cell office:value-type="string" calcext:value-type="string">
            <text:p>Alimentación Raspberry</text:p>
          </table:table-cell>
          <table:table-cell office:value-type="string" calcext:value-type="string">
            <text:p><text:a xlink:href="https://www.amazon.es/Raspberry-4596-1873425/dp/B07TMPC9FG/ref=sr_1_6?__mk_es_ES=ÅMÅŽÕÑ&amp;crid=22G5NR8YLANA8&amp;keywords=fuente+alimentacion+raspberry&amp;qid=1682316533&amp;sprefix=fuente+alimentacion+raspberri%2Caps%2C119&amp;sr=8-6" xlink:type="simple">https://www.amazon.es/Raspberry-4596-1873425/dp/B07TMPC9FG/ref=sr_1_6?__mk_es_ES=%C3%85M%C3%85%C5%BD%C3%95%C3%91&amp;crid=22G5NR8YLANA8&amp;keywords=fuente+alimentacion+raspberry&amp;qid=1682316533&amp;sprefix=fuente+alimentacion+raspberri%2Caps%2C119&amp;sr=8-6</text:a></text:p>
          </table:table-cell>
        </table:table-row>
        <table:table-row table:style-name="ro1">
          <table:table-cell office:value-type="string" calcext:value-type="string">
            <text:p>Alimentación ESP</text:p>
          </table:table-cell>
          <table:table-cell office:value-type="string" calcext:value-type="string">
            <text:p><text:a xlink:href="https://www.amazon.es/cargador®-Adaptador-alimentación-Reemplazo-AD-1-AD-1UL/dp/B078RTSCH7/ref=sr_1_31?__mk_es_ES=ÅMÅŽÕÑ&amp;crid=3GYMG4ONWS10X&amp;keywords=fuente+alimentacion+7%2C5v&amp;qid=1682316586&amp;sprefix=fuente+alimentacion+7+5v%2Caps%2C109&amp;sr=8-31" xlink:type="simple">https://www.amazon.es/cargador%C2%AE-Adaptador-alimentaci%C3%B3n-Reemplazo-AD-1-AD-1UL/dp/B078RTSCH7/ref=sr_1_31?__mk_es_ES=%C3%85M%C3%85%C5%BD%C3%95%C3%91&amp;crid=3GYMG4ONWS10X&amp;keywords=fuente+alimentacion+7%2C5v&amp;qid=1682316586&amp;sprefix=fuente+alimentacion+7+5v%2Caps%2C109&amp;sr=8-31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2:03:50.452158100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4T14:13:41.851467179</meta:creation-date>
    <dc:date>2024-06-05T12:19:55.433159866</dc:date>
    <meta:editing-duration>PT9M11S</meta:editing-duration>
    <meta:editing-cycles>2</meta:editing-cycles>
    <meta:generator>LibreOffice/6.4.7.2$Linux_X86_64 LibreOffice_project/40$Build-2</meta:generator>
    <meta:document-statistic meta:table-count="1" meta:cell-count="32" meta:object-count="0"/>
  </office:meta>
</office:document-meta>
</file>